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8" style:family="paragraph" style:parent-style-name="Standard">
      <style:text-properties officeooo:paragraph-rsid="002fe16b"/>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Standard">
      <style:paragraph-properties fo:margin-top="0.1201in" fo:margin-bottom="0.1201in" style:contextual-spacing="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Standard">
      <style:paragraph-properties fo:margin-top="0.1201in" fo:margin-bottom="0.1201in" style:contextual-spacing="false"/>
      <style:text-properties officeooo:rsid="0039d7c2" officeooo:paragraph-rsid="0039d7c2"/>
    </style:style>
    <style:style style:name="P22" style:family="paragraph" style:parent-style-name="Standard">
      <style:paragraph-properties fo:margin-top="0.1201in" fo:margin-bottom="0.1201in" style:contextual-spacing="false"/>
      <style:text-properties officeooo:rsid="003e2a77" officeooo:paragraph-rsid="003e2a77"/>
    </style:style>
    <style:style style:name="P23"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24" style:family="paragraph" style:parent-style-name="Heading_20_1" style:master-page-name="First_20_Page">
      <style:paragraph-properties style:page-number="auto"/>
    </style:style>
    <style:style style:name="P25" style:family="paragraph" style:parent-style-name="Heading_20_3">
      <style:paragraph-properties fo:margin-top="0in" fo:margin-bottom="0.1181in" style:contextual-spacing="false"/>
    </style:style>
    <style:style style:name="P26"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Heading_20_3">
      <style:text-properties officeooo:rsid="00222c84" officeooo:paragraph-rsid="00222c84"/>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2">
      <style:text-properties officeooo:rsid="001e1db3" officeooo:paragraph-rsid="001e1db3"/>
    </style:style>
    <style:style style:name="P31" style:family="paragraph" style:parent-style-name="Standard">
      <style:paragraph-properties fo:margin-top="0.1201in" fo:margin-bottom="0.1201in" style:contextual-spacing="false"/>
    </style:style>
    <style:style style:name="P32" style:family="paragraph">
      <style:paragraph-properties style:writing-mode="lr-tb"/>
      <style:text-properties style:font-name="Liberation Sans" fo:font-size="1pt"/>
    </style:style>
    <style:style style:name="P3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9356783229456" text:id="ct99356783229456">
          <text:insertion>
            <office:change-info>
              <dc:creator>Stuart Baker</dc:creator>
              <dc:date>2023-03-30T23:23:29</dc:date>
            </office:change-info>
          </text:insertion>
        </text:changed-region>
        <text:changed-region xml:id="ct99356782434832" text:id="ct99356782434832">
          <text:insertion>
            <office:change-info>
              <dc:creator>Stuart Baker</dc:creator>
              <dc:date>2023-03-30T23:23:33</dc:date>
            </office:change-info>
          </text:insertion>
        </text:changed-region>
        <text:changed-region xml:id="ct99356782552992" text:id="ct99356782552992">
          <text:insertion>
            <office:change-info>
              <dc:creator>Stuart Baker</dc:creator>
              <dc:date>2023-03-30T23:23:36</dc:date>
            </office:change-info>
          </text:insertion>
        </text:changed-region>
        <text:changed-region xml:id="ct99356782575280" text:id="ct99356782575280">
          <text:insertion>
            <office:change-info>
              <dc:creator>Stuart Baker</dc:creator>
              <dc:date>2024-06-23T21:10:21</dc:date>
            </office:change-info>
          </text:insertion>
        </text:changed-region>
        <text:changed-region xml:id="ct99356782616560" text:id="ct99356782616560">
          <text:deletion>
            <office:change-info>
              <dc:creator>Stuart Baker</dc:creator>
              <dc:date>2024-06-23T21:10:23</dc:date>
            </office:change-info>
            <text:p text:style-name="P17"><text:span text:style-name="T35">L</text:span></text:p>
          </text:deletion>
        </text:changed-region>
        <text:changed-region xml:id="ct99356782866256" text:id="ct99356782866256">
          <text:insertion>
            <office:change-info>
              <dc:creator>Stuart Baker</dc:creator>
              <dc:date>2024-06-23T21:10:23</dc:date>
            </office:change-info>
          </text:insertion>
        </text:changed-region>
        <text:changed-region xml:id="ct99356782866624" text:id="ct99356782866624">
          <text:deletion>
            <office:change-info>
              <dc:creator>Stuart Baker</dc:creator>
              <dc:date>2024-06-23T21:10:34</dc:date>
            </office:change-info>
            <text:p text:style-name="P17">but </text:p>
          </text:deletion>
        </text:changed-region>
        <text:changed-region xml:id="ct99356782866912" text:id="ct99356782866912">
          <text:deletion>
            <office:change-info>
              <dc:creator>Stuart Baker</dc:creator>
              <dc:date>2024-06-23T21:10:41</dc:date>
            </office:change-info>
            <text:p text:style-name="P17">started to</text:p>
          </text:deletion>
        </text:changed-region>
        <text:changed-region xml:id="ct99356782868128" text:id="ct99356782868128">
          <text:insertion>
            <office:change-info>
              <dc:creator>Stuart Baker</dc:creator>
              <dc:date>2024-06-23T21:10:43</dc:date>
            </office:change-info>
          </text:insertion>
        </text:changed-region>
        <text:changed-region xml:id="ct99356782869888" text:id="ct99356782869888">
          <text:insertion>
            <office:change-info>
              <dc:creator>Stuart Baker</dc:creator>
              <dc:date>2024-06-23T21:10:45</dc:date>
            </office:change-info>
          </text:insertion>
        </text:changed-region>
        <text:changed-region xml:id="ct99356782871520" text:id="ct99356782871520">
          <text:insertion>
            <office:change-info>
              <dc:creator>Stuart Baker</dc:creator>
              <dc:date>2024-06-23T21:10:55</dc:date>
            </office:change-info>
          </text:insertion>
        </text:changed-region>
        <text:changed-region xml:id="ct99356782876016" text:id="ct99356782876016">
          <text:insertion>
            <office:change-info>
              <dc:creator>Stuart Baker</dc:creator>
              <dc:date>2024-06-23T21:04:08</dc:date>
            </office:change-info>
          </text:insertion>
        </text:changed-region>
        <text:changed-region xml:id="ct99356782876336" text:id="ct99356782876336">
          <text:deletion>
            <office:change-info>
              <dc:creator>Stuart Baker</dc:creator>
              <dc:date>2024-06-23T21:02:23</dc:date>
            </office:change-info>
            <text:p text:style-name="P17">The</text:p>
          </text:deletion>
        </text:changed-region>
        <text:changed-region xml:id="ct99356785616064" text:id="ct99356785616064">
          <text:insertion>
            <office:change-info>
              <dc:creator>Stuart Baker</dc:creator>
              <dc:date>2024-06-23T21:02:23</dc:date>
            </office:change-info>
          </text:insertion>
        </text:changed-region>
        <text:changed-region xml:id="ct99356785617568" text:id="ct99356785617568">
          <text:insertion>
            <office:change-info>
              <dc:creator>Stuart Baker</dc:creator>
              <dc:date>2024-06-23T21:02:41</dc:date>
            </office:change-info>
          </text:insertion>
        </text:changed-region>
        <text:changed-region xml:id="ct99356785617968" text:id="ct99356785617968">
          <text:deletion>
            <office:change-info>
              <dc:creator>Stuart Baker</dc:creator>
              <dc:date>2024-06-23T21:02:46</dc:date>
            </office:change-info>
            <text:p text:style-name="P17"><text:span text:style-name="T35">they</text:span></text:p>
          </text:deletion>
        </text:changed-region>
        <text:changed-region xml:id="ct99356785620608" text:id="ct99356785620608">
          <text:insertion>
            <office:change-info>
              <dc:creator>Stuart Baker</dc:creator>
              <dc:date>2024-06-23T21:11:28</dc:date>
            </office:change-info>
          </text:insertion>
        </text:changed-region>
        <text:changed-region xml:id="ct99356785619152" text:id="ct99356785619152">
          <text:deletion>
            <office:change-info>
              <dc:creator>Stuart Baker</dc:creator>
              <dc:date>2024-06-23T21:03:27</dc:date>
            </office:change-info>
            <text:p text:style-name="P17"><text:s text:c="2"/>It is important to note that at the time of this document's publication, locomotive control does not require any of these Unique Identifiers. <text:s/>For this reason, this Unique Identifier range is considered <text:span text:style-name="T4">deprecated</text:span>. <text:s/><text:span text:style-name="T4">Do not use</text:span> these Unique Identifiers for any reason, they are <text:span text:style-name="T4">no longer valid</text:span>.</text:p>
          </text:deletion>
        </text:changed-region>
        <text:changed-region xml:id="ct99356782857280" text:id="ct99356782857280">
          <text:insertion>
            <office:change-info>
              <dc:creator>Stuart Baker</dc:creator>
              <dc:date>2024-06-23T21:05:08</dc:date>
            </office:change-info>
          </text:insertion>
        </text:changed-region>
        <text:changed-region xml:id="ct99356782867648" text:id="ct99356782867648">
          <text:insertion>
            <office:change-info>
              <dc:creator>Stuart Baker</dc:creator>
              <dc:date>2024-06-23T21:17:39</dc:date>
            </office:change-info>
          </text:insertion>
        </text:changed-region>
        <text:changed-region xml:id="ct99356783306528" text:id="ct99356783306528">
          <text:insertion>
            <office:change-info>
              <dc:creator>Stuart Baker</dc:creator>
              <dc:date>2024-06-23T21:06:09</dc:date>
            </office:change-info>
          </text:insertion>
        </text:changed-region>
        <text:changed-region xml:id="ct99356785630816" text:id="ct99356785630816">
          <text:insertion>
            <office:change-info>
              <dc:creator>Stuart Baker</dc:creator>
              <dc:date>2024-06-23T21:07:11</dc:date>
            </office:change-info>
          </text:insertion>
        </text:changed-region>
        <text:changed-region xml:id="ct99356785631104" text:id="ct99356785631104">
          <text:insertion>
            <office:change-info>
              <dc:creator>Stuart Baker</dc:creator>
              <dc:date>2024-06-23T21:09:54</dc:date>
            </office:change-info>
          </text:insertion>
        </text:changed-region>
        <text:changed-region xml:id="ct99356785622208" text:id="ct99356785622208">
          <text:insertion>
            <office:change-info>
              <dc:creator>Stuart Baker</dc:creator>
              <dc:date>2024-06-23T21:08:24</dc:date>
            </office:change-info>
          </text:insertion>
        </text:changed-region>
        <text:changed-region xml:id="ct99356782874224" text:id="ct99356782874224">
          <text:insertion>
            <office:change-info>
              <dc:creator>Stuart Baker</dc:creator>
              <dc:date>2024-06-23T21:09:26</dc:date>
            </office:change-info>
          </text:insertion>
        </text:changed-region>
        <text:changed-region xml:id="ct99356782865760" text:id="ct99356782865760">
          <text:insertion>
            <office:change-info>
              <dc:creator>Stuart Baker</dc:creator>
              <dc:date>2024-06-23T21:13:16</dc:date>
            </office:change-info>
          </text:insertion>
        </text:changed-region>
        <text:changed-region xml:id="ct99356782867200" text:id="ct99356782867200">
          <text:insertion>
            <office:change-info>
              <dc:creator>Stuart Baker</dc:creator>
              <dc:date>2024-06-23T21:14:17</dc:date>
            </office:change-info>
          </text:insertion>
        </text:changed-region>
        <text:changed-region xml:id="ct99356785616480" text:id="ct99356785616480">
          <text:insertion>
            <office:change-info>
              <dc:creator>Stuart Baker</dc:creator>
              <dc:date>2024-06-23T21:20:33</dc:date>
            </office:change-info>
          </text:insertion>
        </text:changed-region>
        <text:changed-region xml:id="ct99356785647152" text:id="ct99356785647152">
          <text:insertion>
            <office:change-info>
              <dc:creator>Stuart Baker</dc:creator>
              <dc:date>2024-06-23T21:24:39</dc:date>
            </office:change-info>
          </text:insertion>
        </text:changed-region>
        <text:changed-region xml:id="ct99356782874768" text:id="ct99356782874768">
          <text:insertion>
            <office:change-info>
              <dc:creator>Stuart Baker</dc:creator>
              <dc:date>2024-06-23T21:21:34</dc:date>
            </office:change-info>
          </text:insertion>
        </text:changed-region>
        <text:changed-region xml:id="ct99356782858592" text:id="ct99356782858592">
          <text:insertion>
            <office:change-info>
              <dc:creator>Stuart Baker</dc:creator>
              <dc:date>2024-06-23T21:22:36</dc:date>
            </office:change-info>
          </text:insertion>
        </text:changed-region>
        <text:changed-region xml:id="ct99356782870304" text:id="ct99356782870304">
          <text:insertion>
            <office:change-info>
              <dc:creator>Stuart Baker</dc:creator>
              <dc:date>2024-06-23T21:23:37</dc:date>
            </office:change-info>
          </text:insertion>
        </text:changed-region>
        <text:changed-region xml:id="ct99356784425184" text:id="ct99356784425184">
          <text:insertion>
            <office:change-info>
              <dc:creator>Stuart Baker</dc:creator>
              <dc:date>2023-03-30T23:23:39</dc:date>
            </office:change-info>
          </text:insertion>
        </text:changed-region>
        <text:changed-region xml:id="ct99356784481888" text:id="ct99356784481888">
          <text:insertion>
            <office:change-info>
              <dc:creator>Stuart Baker</dc:creator>
              <dc:date>2023-03-30T23:23:4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5" text:outline-level="3">Well-Known Global Identifiers</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9">is specified elsewhere. In some cases, the protocols are still being developed, and the entry here is just reserving a range for a specific future use.</text:span></text:p>
      <text:h text:style-name="P26" text:outline-level="3"><text:bookmark-start text:name="__RefHeading__4897_53554088"/><text:soft-page-break/>Manufacture<text:span text:style-name="T24">r</text:span> Specific<text:bookmark-end text:name="__RefHeading__4897_53554088"/></text:h>
      <text:p text:style-name="P17"><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1"><text:span text:style-name="T9">Only those DCC manufacture</text:span><text:change-start text:change-id="ct99356783229456"/><text:span text:style-name="T18">r</text:span><text:change-end text:change-id="ct99356783229456"/><text:span text:style-name="T9">s assigned a short (8-bit) DCC manufacturer ID have allocations in this region. <text:s/>For those manufacture</text:span><text:change-start text:change-id="ct99356782434832"/><text:span text:style-name="T18">r</text:span><text:change-end text:change-id="ct99356782434832"/><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change-start text:change-id="ct99356782552992"/><text:span text:style-name="T18">r</text:span><text:change-end text:change-id="ct99356782552992"/><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1"><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5"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5"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28">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8">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28">IPv6 is coming. <text:s/>It provides addresses that are too large to use directly. Even before that happens, the various issues of IPv4 to IPv6 mapping raise all sorts of questions about uniqueness of IPv4 addresses.</text:p>
        </text:list-item>
        <text:list-item>
          <text:p text:style-name="P28">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5"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Locomotive Control Systems</text:h>
      <text:p text:style-name="P17"><text:change-start text:change-id="ct99356782575280"/><text:span text:style-name="T35">Though </text:span><text:change-end text:change-id="ct99356782575280"/><text:change text:change-id="ct99356782616560"/><text:change-start text:change-id="ct99356782866256"/><text:span text:style-name="T35">l</text:span><text:change-end text:change-id="ct99356782866256"/>ocomotive control was initially beyond the scope of OpenLCB development, <text:change text:change-id="ct99356782866624"/>later work <text:change text:change-id="ct99356782866912"/><text:change-start text:change-id="ct99356782868128"/><text:span text:style-name="T35">has</text:span><text:change-end text:change-id="ct99356782868128"/> define<text:change-start text:change-id="ct99356782869888"/><text:span text:style-name="T35">d</text:span><text:change-end text:change-id="ct99356782869888"/> OpenLCB methods for working with existing locomotive control systems. <text:s/>This section specifies ranges of Unique Identifiers that are reserved for the purpose of interfacing with <text:change-start text:change-id="ct99356782871520"/><text:span text:style-name="T35">existing </text:span><text:change-end text:change-id="ct99356782871520"/>locomotive control<text:change-start text:change-id="ct99356782876016"/>, <text:span text:style-name="T35">including how a given </text:span><text:span text:style-name="T37">Unique I</text:span><text:span text:style-name="T35">dentifier maps into the address space of the existing locomotive control system</text:span><text:change-end text:change-id="ct99356782876016"/>. <text:s/><text:change text:change-id="ct99356782876336"/><text:change-start text:change-id="ct99356785616064"/><text:span text:style-name="T35">Additional</text:span><text:change-end text:change-id="ct99356785616064"/> details of how <text:change-start text:change-id="ct99356785617568"/><text:span text:style-name="T35">these Unique Identifiers</text:span><text:change-end text:change-id="ct99356785617568"/><text:change text:change-id="ct99356785617968"/> are to be used are specified elsewhere, but sufficient range has been reserved to allow providing <text:change-start text:change-id="ct99356785620608"/><text:span text:style-name="T35">existing </text:span><text:change-end text:change-id="ct99356785620608"/>locomotive control systems with Unique Identifiers.<text:change text:change-id="ct99356785619152"/><text:change-start text:change-id="ct99356782857280"/></text:p>
      <text:p text:style-name="P21">The expected use case is for a physical OpenLCB device to provide virtual <text:change-end text:change-id="ct99356782857280"/><text:change-start text:change-id="ct99356782867648"/><text:span text:style-name="T37">Node </text:span><text:change-end text:change-id="ct99356782867648"/><text:change-start text:change-id="ct99356783306528"/><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text:change-end text:change-id="ct99356783306528"/><text:change-start text:change-id="ct99356785630816"/>static (created automatically upon startup of the OpenLCB device) or dynamic (created on demand by mechanisms defined elsewhere).<text:change-end text:change-id="ct99356785630816"/><text:change-start text:change-id="ct99356785631104"/></text:p>
      <text:p text:style-name="P21"><text:change-end text:change-id="ct99356785631104"/><text:change-start text:change-id="ct99356785622208"/>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text:change-end text:change-id="ct99356785622208"/><text:change-start text:change-id="ct99356782874224"/>expected to be globally unique among all OpenLCB networks, but are expected to be unique within the confines of a single OpenLCB network.<text:change-end text:change-id="ct99356782874224"/><text:change-start text:change-id="ct99356782865760"/> <text:span text:style-name="T38">It is for this reason that </text:span><text:span text:style-name="T20">assignment</text:span><text:span text:style-name="T38"> of Unique Event Identifiers out of this range are not allowed. </text:span>Manufacturers are encouraged <text:span text:style-name="T36">to provide guid</text:span><text:change-end text:change-id="ct99356782865760"/><text:change-start text:change-id="ct99356782867200"/><text:span text:style-name="T36">ance, in the form of </text:span><text:span text:style-name="T37">user facing </text:span><text:span text:style-name="T36">documentation, to insure that th</text:span><text:span text:style-name="T38">ese</text:span><text:span text:style-name="T36"> criteria </text:span><text:span text:style-name="T38">are</text:span><text:span text:style-name="T36"> met.</text:span><text:change-end text:change-id="ct99356782867200"/><text:change-start text:change-id="ct99356785616480"/></text:p>
      <text:p text:style-name="P22">While a Unique Identifier space has been reserved for the MTH DCS system, the details of this system are not well known enough at this time to provide greater specificity. <text:change-end text:change-id="ct99356785616480"/><text:change-start text:change-id="ct99356785647152"/>Public information about the MTH DCS protocol is limited. <text:change-end text:change-id="ct99356785647152"/><text:change-start text:change-id="ct99356782874768"/>Manufacturers interested in implementing the MTH DCS system are <text:soft-page-break/>encouraged to <text:change-end text:change-id="ct99356782874768"/><text:change-start text:change-id="ct99356782858592"/>share their knowledge of the MTH DCS system and its supported addressing schemes so that this Uniq<text:change-end text:change-id="ct99356782858592"/><text:change-start text:change-id="ct99356782870304"/>ue Identifier space may become better defined in the future.<text:change-end text:change-id="ct99356782870304"/></text:p>
      <text:h text:style-name="P25"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7">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29">Lease time can be extended through a renewal process.</text:p>
        </text:list-item>
        <text:list-item>
          <text:p text:style-name="P29">The server does not reassign a previously assigned <text:span text:style-name="T29">and currently expired </text:span>Unique Identifier until it has run through the entire pool allocated to it.</text:p>
        </text:list-item>
        <text:list-item>
          <text:p text:style-name="P29">The server allows the client to suggest a Unique Identifier that it would like f<text:span text:style-name="T24">r</text:span>om the server's pool.</text:p>
        </text:list-item>
        <text:list-item>
          <text:p text:style-name="P30">The server have persistent storage of current leases that it can can consult in case of a restart.</text:p>
        </text:list-item>
        <text:list-item>
          <text:p text:style-name="P29">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27" text:outline-level="3"><text:bookmark-start text:name="__RefHeading__4869_53554088"/>Long (16-bit) NMRA DCC Manufacture Specific<text:bookmark-end text:name="__RefHeading__4869_53554088"/></text:h>
      <text:p text:style-name="P12">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change-start text:change-id="ct99356784425184"/><text:span text:style-name="T34">r</text:span><text:change-end text:change-id="ct99356784425184"/>s with a long (16-bit) DCC manufacture ID. <text:s/>Because all short (8-bit) DCC manufacturer IDs can all be represented as valid long (16-bit) DCC manufacture IDs by having the most significant of the long (16-bit) DCC manufacture ID set to 0x00, those <text:soft-page-break/>manufacture<text:change-start text:change-id="ct99356784481888"/><text:span text:style-name="T34">r</text:span><text:change-end text:change-id="ct99356784481888"/>s with a short (8-bit) DCC manufacture ID have two 24-bit allocations assigned to them without having to explicitly request any <text:span text:style-name="T27">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8">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9">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9"><text:span text:style-name="T16">Because of the inherent difficulties in protecting an SQL or other Internet accessible databases from abuse, both </text:span><text:span text:style-name="T17">intentionally </text:span><text:span text:style-name="T16">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0"><text:s/>2 Annotations to the Standard<text:tab/>1</text:p>
          <text:p text:style-name="P18"><text:s/>2.1 Introduction<text:tab/>1</text:p>
          <text:p text:style-name="P18"><text:s/>2.2 Intended Use<text:tab/>1</text:p>
          <text:p text:style-name="P18"><text:s/>2.3 References and Context<text:tab/>1</text:p>
          <text:p text:style-name="P18"><text:s/>2.4 Format<text:tab/>1</text:p>
          <text:p text:style-name="P18"><text:s/>2.5 Allocation<text:tab/>2</text:p>
          <text:p text:style-name="P19"><text:s/>2.5.1 Overview<text:tab/>2</text:p>
          <text:p text:style-name="P19"><text:s/>2.5.2 Reserved Leading Zero<text:tab/>2</text:p>
          <text:p text:style-name="P19"><text:s/>2.5.3 Well-Known Global Identifiers<text:tab/>2</text:p>
          <text:p text:style-name="P19"><text:s/>2.5.4 Manufacturer Specific<text:tab/>3</text:p>
          <text:p text:style-name="P19"><text:s/>2.5.5 Self-Assigning Groups<text:tab/>3</text:p>
          <text:p text:style-name="P19"><text:s/>2.5.6 Assigned by Software at Runtime<text:tab/>4</text:p>
          <text:p text:style-name="P19"><text:s/>2.5.7 Specifically Assigned by Request<text:tab/>5</text:p>
          <text:p text:style-name="P19"><text:s/>2.5.8 Locomotive Control Systems<text:tab/>5</text:p>
          <text:p text:style-name="P19"><text:s/>2.5.9 RFID and NFC<text:tab/>5</text:p>
          <text:p text:style-name="P19"><text:s/>2.5.10 Temporary Assigned by Software at Runtime<text:tab/>5</text:p>
          <text:p text:style-name="P19"><text:s/>2.5.11 Long (16-bit) NMRA DCC Manufacture Specific<text:tab/>6</text:p>
          <text:p text:style-name="P19"><text:s/>2.5.12 Reserved Unique Identifiers<text:tab/>6</text:p>
          <text:p text:style-name="P20"><text:s/>3 Implementation Information<text:tab/>6</text:p>
        </text:index-body>
      </text:table-of-content>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6"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3, 2024</text:user-defined></text:p>
            </table:table-cell>
            <table:table-cell table:style-name="Table1.C1" office:value-type="string">
              <text:p text:style-name="MP9">Draft</text:p>
            </table:table-cell>
          </table:table-row>
        </table:table>
        <text:p text:style-name="Header"><draw:custom-shape text:anchor-type="char" draw:z-index="7"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33</meta:editing-cycles>
    <meta:editing-duration>P1DT15H57M7S</meta:editing-duration>
    <meta:generator>LibreOffice/24.2.3.2$Linux_X86_64 LibreOffice_project/420$Build-2</meta:generator>
    <dc:date>2024-06-23T21:32:58.452081968</dc:date>
    <dc:subject> </dc:subject>
    <dc:creator>Stuart Baker</dc:creator>
    <meta:document-statistic meta:table-count="1" meta:image-count="1" meta:object-count="0" meta:page-count="8" meta:paragraph-count="104" meta:word-count="3366" meta:character-count="21335" meta:non-whitespace-character-count="17977"/>
    <meta:user-defined meta:name="OLCBdate">Jun 23, 2024</meta:user-defined>
    <meta:user-defined meta:name="OLCBstatus">Adopted</meta:user-defined>
    <meta:user-defined meta:name="OLCByear">2024</meta:user-defined>
  </office:meta>
</office:document-meta>
</file>